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Aptos" style:font-name-asian="Aptos" style:font-name-complex="Aptos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Fonteparág.padrão" style:family="text">
      <style:text-properties style:font-name="Arial" style:font-name-asian="Arial" style:font-name-complex="Arial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Fonteparág.padrão" style:family="text">
      <style:text-properties style:font-name="Arial" style:font-name-asian="Arial" style:font-name-complex="Arial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onteparág.padrão" style:family="text">
      <style:text-properties style:font-name="Arial" style:font-name-asian="Arial" style:font-name-complex="Arial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Fonteparág.padrão" style:family="text">
      <style:text-properties style:font-name="Arial" style:font-name-asian="Arial" style:font-name-complex="Arial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Fonteparág.padrão" style:family="text">
      <style:text-properties style:font-name="Arial" style:font-name-asian="Arial" style:font-name-complex="Arial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5" style:parent-style-name="Fonteparág.padrão" style:family="text">
      <style:text-properties style:font-name="Arial" style:font-name-asian="Arial" style:font-name-complex="Arial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Fonteparág.padrão" style:family="text">
      <style:text-properties style:font-name="Arial" style:font-name-asian="Arial" style:font-name-complex="Arial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Fonteparág.padrão" style:family="text">
      <style:text-properties style:font-name="Arial" style:font-name-asian="Arial" style:font-name-complex="Arial"/>
    </style:style>
    <style:style style:name="P20" style:parent-style-name="Normal" style:family="paragraph">
      <style:paragraph-properties fo:margin-bottom="0in" fo:background-color="#FFFFFF">
        <style:background-fill draw:fill="solid" draw:fill-color="#FFFFFF"/>
      </style:paragraph-properties>
      <style:text-properties style:font-name="Arial" style:font-name-asian="Arial" style:font-name-complex="Arial" fo:color="#333333"/>
    </style:style>
    <style:style style:name="P21" style:parent-style-name="Normal" style:family="paragraph">
      <style:text-properties style:font-name="Aptos" style:font-name-asian="Aptos" style:font-name-complex="Aptos"/>
    </style:style>
    <style:style style:name="P22" style:parent-style-name="Normal" style:family="paragraph">
      <style:text-properties style:font-name="Aptos" style:font-name-asian="Aptos" style:font-name-complex="Aptos"/>
    </style:style>
    <style:style style:name="T23" style:parent-style-name="Hyperlink" style:family="text">
      <style:text-properties style:font-name="Aptos" style:font-name-asian="Aptos" style:font-name-complex="Aptos"/>
    </style:style>
    <style:style style:name="P24" style:parent-style-name="Normal" style:family="paragraph">
      <style:text-properties style:font-name="Aptos" style:font-name-asian="Aptos" style:font-name-complex="Aptos"/>
    </style:style>
    <style:style style:name="P25" style:parent-style-name="Normal" style:family="paragraph">
      <style:paragraph-properties fo:margin-top="0.1666in" fo:margin-bottom="0.1666in"/>
    </style:style>
    <style:style style:name="T26" style:parent-style-name="Fonteparág.padrão" style:family="text">
      <style:text-properties style:font-name="Aptos" style:font-name-asian="Aptos" style:font-name-complex="Aptos"/>
    </style:style>
    <style:style style:name="P27" style:parent-style-name="Normal" style:family="paragraph">
      <style:paragraph-properties fo:margin-top="0.1666in" fo:margin-bottom="0.1666in"/>
    </style:style>
    <style:style style:name="T28" style:parent-style-name="Fonteparág.padrão" style:family="text">
      <style:text-properties style:font-name="Aptos" style:font-name-asian="Aptos" style:font-name-complex="Aptos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Fonteparág.padrão" style:family="text">
      <style:text-properties style:font-name="Aptos" style:font-name-asian="Aptos" style:font-name-complex="Aptos"/>
    </style:style>
    <style:style style:name="P31" style:parent-style-name="Normal" style:family="paragraph">
      <style:text-properties style:font-name="Aptos" style:font-name-asian="Aptos" style:font-name-complex="Aptos"/>
    </style:style>
    <style:style style:name="P32" style:parent-style-name="Normal" style:family="paragraph">
      <style:text-properties style:font-name="Aptos" style:font-name-asian="Aptos" style:font-name-complex="Aptos"/>
    </style:style>
    <style:style style:name="T33" style:parent-style-name="Hyperlink" style:family="text">
      <style:text-properties style:font-name="Aptos" style:font-name-asian="Aptos" style:font-name-complex="Aptos"/>
    </style:style>
    <style:style style:name="P34" style:parent-style-name="Normal" style:family="paragraph">
      <style:text-properties style:font-name="Aptos" style:font-name-asian="Aptos" style:font-name-complex="Aptos"/>
    </style:style>
    <style:style style:name="P35" style:parent-style-name="Normal" style:family="paragraph">
      <style:paragraph-properties fo:margin-top="0.1666in" fo:margin-bottom="0.1666in"/>
    </style:style>
    <style:style style:name="T36" style:parent-style-name="Fonteparág.padrão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/>
    </style:style>
    <style:style style:name="T38" style:parent-style-name="Fonteparág.padrão" style:family="text">
      <style:text-properties style:font-name="Aptos" style:font-name-asian="Aptos" style:font-name-complex="Aptos"/>
    </style:style>
    <style:style style:name="T39" style:parent-style-name="Fonteparág.padrão" style:family="text">
      <style:text-properties style:font-name="Aptos" style:font-name-asian="Aptos" style:font-name-complex="Aptos" fo:font-style="italic" style:font-style-asian="italic" style:font-style-complex="italic"/>
    </style:style>
    <style:style style:name="T40" style:parent-style-name="Fonteparág.padrão" style:family="text">
      <style:text-properties style:font-name="Aptos" style:font-name-asian="Aptos" style:font-name-complex="Aptos"/>
    </style:style>
    <style:style style:name="P4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3" style:parent-style-name="Normal" style:family="paragraph">
      <style:text-properties style:font-name="Aptos" style:font-name-asian="Aptos" style:font-name-complex="Aptos"/>
    </style:style>
    <style:style style:name="P44" style:parent-style-name="Normal" style:family="paragraph">
      <style:paragraph-properties fo:margin-top="0.1666in" fo:margin-bottom="0.1666in"/>
    </style:style>
    <style:style style:name="T45" style:parent-style-name="Fonteparág.padrão" style:family="text">
      <style:text-properties style:font-name="Aptos" style:font-name-asian="Aptos" style:font-name-complex="Aptos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Fonteparág.padrão" style:family="text">
      <style:text-properties style:font-name="Aptos" style:font-name-asian="Aptos" style:font-name-complex="Aptos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Fonteparág.padrão" style:family="text">
      <style:text-properties style:font-name="Aptos" style:font-name-asian="Aptos" style:font-name-complex="Aptos"/>
    </style:style>
    <style:style style:name="P50" style:parent-style-name="Normal" style:family="paragraph">
      <style:paragraph-properties fo:margin-top="0.1666in" fo:margin-bottom="0.1666in"/>
    </style:style>
    <style:style style:name="T51" style:parent-style-name="Fonteparág.padrão" style:family="text">
      <style:text-properties style:font-name="Aptos" style:font-name-asian="Aptos" style:font-name-complex="Aptos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Fonteparág.padrão" style:family="text">
      <style:text-properties style:font-name="Aptos" style:font-name-asian="Aptos" style:font-name-complex="Aptos"/>
    </style:style>
    <style:style style:name="P54" style:parent-style-name="Normal" style:family="paragraph">
      <style:paragraph-properties fo:margin-top="0.1666in" fo:margin-bottom="0.1666in"/>
    </style:style>
    <style:style style:name="T55" style:parent-style-name="Fonteparág.padrão" style:family="text">
      <style:text-properties style:font-name="Aptos" style:font-name-asian="Aptos" style:font-name-complex="Aptos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Fonteparág.padrão" style:family="text">
      <style:text-properties style:font-name="Aptos" style:font-name-asian="Aptos" style:font-name-complex="Aptos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Fonteparág.padrão" style:family="text">
      <style:text-properties style:font-name="Aptos" style:font-name-asian="Aptos" style:font-name-complex="Aptos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Fonteparág.padrão" style:family="text">
      <style:text-properties style:font-name="Aptos" style:font-name-asian="Aptos" style:font-name-complex="Aptos"/>
    </style:style>
    <style:style style:name="P62" style:parent-style-name="Normal" style:family="paragraph">
      <style:paragraph-properties fo:margin-top="0.1666in" fo:margin-bottom="0.1666in"/>
    </style:style>
    <style:style style:name="T63" style:parent-style-name="Fonteparág.padrão" style:family="text">
      <style:text-properties style:font-name="Aptos" style:font-name-asian="Aptos" style:font-name-complex="Aptos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Fonteparág.padrão" style:family="text">
      <style:text-properties style:font-name="Aptos" style:font-name-asian="Aptos" style:font-name-complex="Aptos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Fonteparág.padrão" style:family="text">
      <style:text-properties style:font-name="Aptos" style:font-name-asian="Aptos" style:font-name-complex="Aptos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Fonteparág.padrão" style:family="text"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Fonteparág.padrão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Fonteparág.padrão" style:family="text">
      <style:text-properties style:font-name="Aptos" style:font-name-asian="Aptos" style:font-name-complex="Aptos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Fonteparág.padrão" style:family="text">
      <style:text-properties style:font-name="Aptos" style:font-name-asian="Aptos" style:font-name-complex="Aptos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Fonteparág.padrão" style:family="text">
      <style:text-properties style:font-name="Aptos" style:font-name-asian="Aptos" style:font-name-complex="Aptos"/>
    </style:style>
    <style:style style:name="P78" style:parent-style-name="Normal" style:family="paragraph">
      <style:paragraph-properties fo:margin-top="0.1666in" fo:margin-bottom="0.1666in"/>
    </style:style>
    <style:style style:name="T79" style:parent-style-name="Fonteparág.padrão" style:family="text">
      <style:text-properties style:font-name="Aptos" style:font-name-asian="Aptos" style:font-name-complex="Aptos"/>
    </style:style>
    <style:style style:name="P80" style:parent-style-name="Normal" style:family="paragraph">
      <style:paragraph-properties fo:margin-top="0.1666in" fo:margin-bottom="0.1666in"/>
    </style:style>
    <style:style style:name="T81" style:parent-style-name="Fonteparág.padrão" style:family="text"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Fonteparág.padrão" style:family="text">
      <style:text-properties style:font-name="Aptos" style:font-name-asian="Aptos" style:font-name-complex="Aptos"/>
    </style:style>
    <style:style style:name="P84" style:parent-style-name="Normal" style:family="paragraph">
      <style:paragraph-properties fo:margin-top="0.1666in" fo:margin-bottom="0.1666in"/>
    </style:style>
    <style:style style:name="T85" style:parent-style-name="Fonteparág.padrão" style:family="text"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Fonteparág.padrão" style:family="text">
      <style:text-properties style:font-name="Aptos" style:font-name-asian="Aptos" style:font-name-complex="Aptos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Fonteparág.padrão" style:family="text">
      <style:text-properties style:font-name="Aptos" style:font-name-asian="Aptos" style:font-name-complex="Aptos"/>
    </style:style>
    <style:style style:name="P90" style:parent-style-name="Normal" style:family="paragraph">
      <style:text-properties style:font-name="Aptos" style:font-name-asian="Aptos" style:font-name-complex="Aptos"/>
    </style:style>
    <style:style style:name="P91" style:parent-style-name="Normal" style:family="paragraph">
      <style:text-properties style:font-name="Aptos" style:font-name-asian="Aptos" style:font-name-complex="Aptos"/>
    </style:style>
    <style:style style:name="P92" style:parent-style-name="Normal" style:family="paragraph">
      <style:text-properties style:font-name="Aptos" style:font-name-asian="Aptos" style:font-name-complex="Aptos"/>
    </style:style>
    <style:style style:name="P93" style:parent-style-name="Normal" style:family="paragraph">
      <style:text-properties style:font-name="Aptos" style:font-name-asian="Aptos" style:font-name-complex="Aptos"/>
    </style:style>
    <style:style style:name="P94" style:parent-style-name="Normal" style:family="paragraph">
      <style:text-properties style:font-name="Aptos" style:font-name-asian="Aptos" style:font-name-complex="Aptos"/>
    </style:style>
    <style:style style:name="P95" style:parent-style-name="Normal" style:family="paragraph">
      <style:text-properties style:font-name="Aptos" style:font-name-asian="Aptos" style:font-name-complex="Aptos"/>
    </style:style>
    <style:style style:name="P96" style:parent-style-name="Normal" style:family="paragraph">
      <style:text-properties style:font-name="Aptos" style:font-name-asian="Aptos" style:font-name-complex="Aptos"/>
    </style:style>
    <style:style style:name="P97" style:parent-style-name="Normal" style:family="paragraph">
      <style:text-properties style:font-name="Aptos" style:font-name-asian="Aptos" style:font-name-complex="Aptos"/>
    </style:style>
    <style:style style:name="P98" style:parent-style-name="Normal" style:family="paragraph">
      <style:text-properties style:font-name="Aptos" style:font-name-asian="Aptos" style:font-name-complex="Aptos"/>
    </style:style>
    <style:style style:name="P99" style:parent-style-name="Normal" style:family="paragraph">
      <style:text-properties style:font-name="Aptos" style:font-name-asian="Aptos" style:font-name-complex="Aptos"/>
    </style:style>
    <style:style style:name="P100" style:parent-style-name="Normal" style:family="paragraph">
      <style:text-properties style:font-name="Aptos" style:font-name-asian="Aptos" style:font-name-complex="Aptos"/>
    </style:style>
    <style:style style:name="P101" style:parent-style-name="Normal" style:family="paragraph">
      <style:text-properties style:font-name="Aptos" style:font-name-asian="Aptos" style:font-name-complex="Aptos"/>
    </style:style>
    <style:style style:name="P102" style:parent-style-name="Normal" style:family="paragraph">
      <style:text-properties style:font-name="Aptos" style:font-name-asian="Aptos" style:font-name-complex="Aptos"/>
    </style:style>
    <style:style style:name="P103" style:parent-style-name="Normal" style:family="paragraph">
      <style:text-properties style:font-name="Aptos" style:font-name-asian="Aptos" style:font-name-complex="Aptos"/>
    </style:style>
    <style:style style:name="P104" style:parent-style-name="Normal" style:family="paragraph">
      <style:text-properties style:font-name="Aptos" style:font-name-asian="Aptos" style:font-name-complex="Aptos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Fonteparág.padrão" style:family="text">
      <style:text-properties style:font-name="Aptos" style:font-name-asian="Aptos" style:font-name-complex="Aptos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Fonteparág.padrão" style:family="text">
      <style:text-properties style:font-name="Aptos" style:font-name-asian="Aptos" style:font-name-complex="Aptos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Fonteparág.padrão" style:family="text">
      <style:text-properties style:font-name="Aptos" style:font-name-asian="Aptos" style:font-name-complex="Aptos"/>
    </style:style>
    <style:style style:name="P111" style:parent-style-name="Normal" style:family="paragraph">
      <style:paragraph-properties fo:margin-top="0.1666in" fo:margin-bottom="0.1666in"/>
    </style:style>
    <style:style style:name="T112" style:parent-style-name="Fonteparág.padrão" style:family="text">
      <style:text-properties style:font-name="Aptos" style:font-name-asian="Aptos" style:font-name-complex="Aptos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Fonteparág.padrão" style:family="text">
      <style:text-properties style:font-name="Aptos" style:font-name-asian="Aptos" style:font-name-complex="Aptos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Fonteparág.padrão" style:family="text">
      <style:text-properties style:font-name="Aptos" style:font-name-asian="Aptos" style:font-name-complex="Aptos"/>
    </style:style>
    <style:style style:name="P119" style:parent-style-name="Normal" style:family="paragraph">
      <style:paragraph-properties fo:margin-top="0.1666in" fo:margin-bottom="0.1666in"/>
    </style:style>
    <style:style style:name="T120" style:parent-style-name="Fonteparág.padrão" style:family="text">
      <style:text-properties style:font-name="Aptos" style:font-name-asian="Aptos" style:font-name-complex="Aptos"/>
    </style:style>
    <style:style style:name="P12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Fonteparág.padrão" style:family="text">
      <style:text-properties style:font-name="Aptos" style:font-name-asian="Aptos" style:font-name-complex="Aptos"/>
    </style:style>
    <style:style style:name="P125" style:parent-style-name="Normal" style:family="paragraph">
      <style:paragraph-properties fo:margin-top="0.1666in" fo:margin-bottom="0.1666in"/>
    </style:style>
    <style:style style:name="T126" style:parent-style-name="Fonteparág.padrão" style:family="text">
      <style:text-properties style:font-name="Aptos" style:font-name-asian="Aptos" style:font-name-complex="Aptos"/>
    </style:style>
    <style:style style:name="P127" style:parent-style-name="Normal" style:family="paragraph">
      <style:paragraph-properties fo:margin-top="0.1666in" fo:margin-bottom="0.1666in"/>
    </style:style>
    <style:style style:name="T128" style:parent-style-name="Fonteparág.padrão" style:family="text">
      <style:text-properties style:font-name="Aptos" style:font-name-asian="Aptos" style:font-name-complex="Aptos"/>
    </style:style>
    <style:style style:name="P129" style:parent-style-name="Normal" style:family="paragraph">
      <style:paragraph-properties fo:margin-top="0.1666in" fo:margin-bottom="0.1666in"/>
    </style:style>
    <style:style style:name="T130" style:parent-style-name="Fonteparág.padrão" style:family="text">
      <style:text-properties style:font-name="Aptos" style:font-name-asian="Aptos" style:font-name-complex="Aptos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Fonteparág.padrão" style:family="text">
      <style:text-properties style:font-name="Aptos" style:font-name-asian="Aptos" style:font-name-complex="Aptos"/>
    </style:style>
    <style:style style:name="P133" style:parent-style-name="Normal" style:family="paragraph">
      <style:paragraph-properties fo:margin-top="0.1666in" fo:margin-bottom="0.1666in"/>
    </style:style>
    <style:style style:name="T134" style:parent-style-name="Fonteparág.padrão" style:family="text">
      <style:text-properties style:font-name="Aptos" style:font-name-asian="Aptos" style:font-name-complex="Aptos"/>
    </style:style>
    <style:style style:name="P135" style:parent-style-name="Normal" style:family="paragraph">
      <style:paragraph-properties fo:margin-top="0.1666in" fo:margin-bottom="0.1666in"/>
    </style:style>
    <style:style style:name="T136" style:parent-style-name="Fonteparág.padrão" style:family="text">
      <style:text-properties style:font-name="Aptos" style:font-name-asian="Aptos" style:font-name-complex="Aptos"/>
    </style:style>
    <style:style style:name="P137" style:parent-style-name="Normal" style:family="paragraph">
      <style:paragraph-properties fo:margin-top="0.1666in" fo:margin-bottom="0.1666in"/>
    </style:style>
    <style:style style:name="T138" style:parent-style-name="Fonteparág.padrão" style:family="text">
      <style:text-properties style:font-name="Aptos" style:font-name-asian="Aptos" style:font-name-complex="Aptos"/>
    </style:style>
    <style:style style:name="P139" style:parent-style-name="Normal" style:family="paragraph">
      <style:paragraph-properties fo:margin-top="0.1666in" fo:margin-bottom="0.1666in"/>
    </style:style>
    <style:style style:name="T140" style:parent-style-name="Fonteparág.padrão" style:family="text">
      <style:text-properties style:font-name="Aptos" style:font-name-asian="Aptos" style:font-name-complex="Aptos"/>
    </style:style>
    <style:style style:name="P141" style:parent-style-name="Normal" style:family="paragraph">
      <style:paragraph-properties fo:margin-top="0.1666in" fo:margin-bottom="0.1666in"/>
    </style:style>
    <style:style style:name="T142" style:parent-style-name="Fonteparág.padrão" style:family="text">
      <style:text-properties style:font-name="Aptos" style:font-name-asian="Aptos" style:font-name-complex="Aptos"/>
    </style:style>
    <style:style style:name="P143" style:parent-style-name="Normal" style:family="paragraph">
      <style:paragraph-properties fo:margin-top="0.1666in" fo:margin-bottom="0.1666in"/>
    </style:style>
    <style:style style:name="T144" style:parent-style-name="Fonteparág.padrão" style:family="text">
      <style:text-properties style:font-name="Aptos" style:font-name-asian="Aptos" style:font-name-complex="Aptos"/>
    </style:style>
    <style:style style:name="P145" style:parent-style-name="Normal" style:family="paragraph">
      <style:paragraph-properties fo:margin-top="0.1666in" fo:margin-bottom="0.1666in"/>
    </style:style>
    <style:style style:name="T146" style:parent-style-name="Fonteparág.padrão" style:family="text">
      <style:text-properties style:font-name="Aptos" style:font-name-asian="Aptos" style:font-name-complex="Aptos"/>
    </style:style>
    <style:style style:name="P147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<text:a xlink:href="https://g1.globo.com/ciencia-e-saude/noticia/2014/01/estudo-alerta-para-falta-de-objetivo-de-vida-entre-jovens-britanicos.html" office:target-frame-name="_top" xlink:show="replace"><text:span text:style-name="T2">G1 - Estudo alerta para falta de objetivo de vida entre jovens britânicos - notícias em Ciência e Saúde</text:span></text:a></text:p>
      <text:p text:style-name="P3"><text:span text:style-name="T4">Cerca de 750 mil jovens britânicos não têm objetivo na vida, afirma um estudo realizado pela fundação Prince's Trust.</text:span></text:p>
      <text:p text:style-name="P5"><text:span text:style-name="T6">Segundo a instituição, que ouviu mais de dois mil jovens com idades entre 16 e 25 anos, 25% dos entrevistados afirmaram não estar trabalhando nem estudando.</text:span></text:p>
      <text:p text:style-name="P7"><text:span text:style-name="T8">Deste total, um terço está sem emprego há pelo menos seis meses. E, entre estes, um em cada três já pensou em suicídio.</text:span></text:p>
      <text:p text:style-name="P9"><text:span text:style-name="T10">O levantamento aponta que 9% dos entrevistados concordaram com a frase: "Eu não tenho objetivo na vida". Diante disto, deduz que, se 9% de todos os jovens britânicos se sentem da mesma forma, esse montante seria de 751.230 pessoas.</text:span></text:p>
      <text:p text:style-name="P11"><text:span text:style-name="T12">Entre os entrevistados enquadrados na categoria dos "sem emprego, estudo ou formação", o percentual dos que disseram não ter objetivo na vida subiu para 21%.</text:span></text:p>
      <text:p text:style-name="P13"><text:span text:style-name="T14">Depressão</text:span><text:line-break/><text:span text:style-name="T15"><text:s/>O estudo ainda diz que jovens desempregados por muito tempo têm duas vezes mais chance de serem diagnosticados com depressão.</text:span></text:p>
      <text:p text:style-name="P16"><text:span text:style-name="T17">Neste grupo, um em três (32%) contemplou o suicídio e quase um quarto (24%) já se autoimolou.</text:span></text:p>
      <text:p text:style-name="P18"><text:span text:style-name="T19">Segundo o relatório, 40% dos jovens desempregados já apresentaram sintomas de transtornos psicológicos e psiquiátricos, incluindo pensamentos suicidas, falta de amor-próprio e ataques de pânico, como resultado direto do desemprego.</text:span></text:p>
      <text:p text:style-name="P20"/>
      <text:p text:style-name="P21"/>
      <text:p text:style-name="P22"/>
      <text:p text:style-name="Normal"><text:a xlink:href="https://www.cartacapital.com.br/sociedade/ibge-brasil-tem-109-milhoes-de-jovens-que-nao-estudam-nem-trabalham/" office:target-frame-name="_top" xlink:show="replace"><text:span text:style-name="T23">IBGE: Brasil tem 10,9 milhões de jovens que não estudam, nem trabalham – Sociedade – CartaCapital</text:span></text:a></text:p>
      <text:p text:style-name="P24"/>
      <text:p text:style-name="P25"><text:span text:style-name="T26">Um em cada cinco jovens de 15 a 29 anos não estudava nem trabalhava em 2022. O grupo conhecido como "nem-nem" (composto por aqueles que não estudam e não trabalham) totalizou mais de 10,9 milhões de jovens, representando 22,3% dos brasileiros na faixa.</text:span></text:p>
      <text:p text:style-name="P27"><text:span text:style-name="T28">Deste total de "nem-nem", 43,3% eram mulheres pretas ou pardas, 24,3% eram homens pretos ou pardos, 20,1% eram mulheres brancas e apenas 11,4% eram homens brancos.</text:span></text:p>
      <text:p text:style-name="P29"><text:span text:style-name="T30">Já vem de uma falta de propósito estrutural, do Brasil escravista. Os dados ainda revelam que, em 2022, 4,7 milhões de jovens não procuravam emprego nem gostariam de trabalhar.</text:span></text:p>
      <text:p text:style-name="P31"/>
      <text:p text:style-name="P32"/>
      <text:p text:style-name="Normal"><text:a xlink:href="https://agenciabrasil.ebc.com.br/geral/noticia/2023-07/de-37-paises-brasil-2-com-maior-proporcao-de%20jovens-nem-nem" office:target-frame-name="_top" xlink:show="replace"><text:span text:style-name="T33">De 37 países, Brasil é o 2º com maior proporção de jovens nem-nem | Agência Brasil</text:span></text:a></text:p>
      <text:p text:style-name="P34"/>
      <text:p text:style-name="P35"><text:span text:style-name="T36">O Brasil é o segundo país, de um total de 37 analisados, com maior proporção de jovens, com idade entre 18 e 24 anos, que não estudam e não trabalham. O país fica atrás apenas da África do Sul.</text:span></text:p>
      <text:p text:style-name="P37"><text:span text:style-name="T38">Na faixa etária considerada no relatório da Organização para a Cooperação e Desenvolvimento Econômico (OCDE), 36% dos jovens brasileiros não estudam e estão sem trabalho. “Isso os deixa particularmente em risco de distanciamento de longo prazo do mercado de trabalho”, alerta o relatório<text:s/></text:span><text:span text:style-name="T39">Education at a Glance</text:span><text:span text:style-name="T40">, de 2022, que avaliou a educação em 34 dos 38 países-membros da OCDE, além do Brasil, da África do Sul e da Argentina.</text:span></text:p>
      <text:p text:style-name="P41"/>
      <text:p text:style-name="P42"/>
      <text:p text:style-name="P43"/>
      <text:p text:style-name="P44"><text:span text:style-name="T45">Atualmente, devido ao grande nível de informação entregue diariamente nas nossas mãos, por vezes podemos nos perder em meio a tantas notificações e passar o nosso dia apenas consumindo conteúdo, sem de fato termos mais conteúdo e propósito.</text:span></text:p>
      <text:p text:style-name="P46"><text:span text:style-name="T47">Os adolescentes estão entre os grupos mais vulneráveis aos impactos das redes sociais. Nessa fase, o cérebro ainda está em desenvolvimento, o que os torna mais suscetíveis a influências externas.</text:span></text:p>
      <text:p text:style-name="P48"><text:span text:style-name="T49">Estudos apontam que adolescentes que passam mais de três horas por dia nas redes apresentam maiores níveis de ansiedade, depressão e baixa autoestima.</text:span></text:p>
      <text:p text:style-name="P50"><text:span text:style-name="T51">Ou seja, ao invés de buscarem um conhecimento que os desenvolva, uma grande parcela da população vem sendo soterrada por tantas informações que recebem, fazendo com que assim tenham distúrbios psicológicos e ainda mais problemas com a autoimagem, não sabendo quem são, do que gostam e qual o propósito de suas vidas.</text:span></text:p>
      <text:p text:style-name="P52"><text:span text:style-name="T53">Segundo um levantamento do IBGE, o número de jovens nem-nem (nem trabalham e nem estudam) vem crescendo de forma alarmante.</text:span></text:p>
      <text:p text:style-name="P54"><text:span text:style-name="T55">22,3% da população entre 15 e 29 anos não trabalha e nem estuda. Dentre esses jovens, quase metade ainda afirma que não exerce nenhum desses afazeres por não desejar, não tendo vontade de começar.</text:span></text:p>
      <text:p text:style-name="P56"><text:span text:style-name="T57">Ou seja, são pessoas sem propósito, que estão gastando os melhores anos de suas vidas de forma totalmente desperdiçada e que colherão futuramente frutos amargos por suas escolhas.</text:span></text:p>
      <text:p text:style-name="P58"><text:span text:style-name="T59">Pois agora, para optarem por essa decisão, têm quem as sustente, mas futuramente a força de trabalho dos seus pais será menor, e esses adolescentes, por não buscarem se capacitar, estarão totalmente distantes do mercado de trabalho, dificultando assim que consigam empregos e salários bons.</text:span></text:p>
      <text:p text:style-name="P60"><text:span text:style-name="T61">Quando vamos para a rua conversar com as pessoas, vemos que isso não é uma realidade distante, mas sim uma situação que nos rodeia diariamente, mas que, por vezes, estamos tão submersos em nossa rotina que não chegamos a reparar.</text:span></text:p>
      <text:p text:style-name="P62"><text:span text:style-name="T63">Digo por mim: por vezes estou na correria dos meus afazeres diários e cercada por pessoas que dividem das mesmas preocupações que estou quase que vendada para o mundo ao meu redor.</text:span></text:p>
      <text:p text:style-name="P64"><text:span text:style-name="T65">Quando começo a sair desse modo automático e passo, de fato, a ouvir as pessoas e ter interesse em aprender sobre aquilo que estamos conversando, faz uma diferença gritante em como eu vejo o mundo.</text:span></text:p>
      <text:p text:style-name="P66"><text:span text:style-name="T67">Quando eu saio para um evangelismo, tenho como objetivo levar novamente propósito para as pessoas e mostrar para elas que sempre haverá alguém que se importa com elas.</text:span></text:p>
      <text:p text:style-name="P68"><text:span text:style-name="T69">Muitas dessas pessoas são negligenciadas dentro das suas próprias casas, e ter alguém na rua que relembra que elas também são importantes pode fazer total diferença na vida de alguém.</text:span></text:p>
      <text:p text:style-name="P70"><text:span text:style-name="T71">No evangelismo, normalmente entregamos lanches às pessoas com algum docinho, às vezes um brindezinho (como gloss) ou, às vezes, só proporcionamos uma conversa.</text:span></text:p>
      <text:p text:style-name="Normal"/>
      <text:p text:style-name="P72"><text:span text:style-name="T73">Algumas das ações que já tivemos no evangelismo foram: entregar gloss para as mulheres, apenas como um gesto de mostrar que elas são bonitas e para relembrá-las de cuidarem de si mesmas, mesmo com a correria da rotina.</text:span></text:p>
      <text:p text:style-name="P74"><text:span text:style-name="T75">Tivemos ações como tirar fotos profissionais das famílias sem custo algum, e no final vinha uma pessoa fantasiada de Jesus no fundo das fotos. Trazíamos com isso a mensagem de que, por mais que não o vejamos, nas coisas mais simples do nosso dia a dia, Jesus está conosco.</text:span></text:p>
      <text:p text:style-name="P76"><text:span text:style-name="T77">Tivemos ações de entrega de lanches na rua com alguns doces, apenas para lembrar às pessoas que elas são importantes e que, de onde elas menos esperam, pode vir provisão para suas necessidades.</text:span></text:p>
      <text:p text:style-name="P78"><text:span text:style-name="T79">E, por último, tivemos ações em que simplesmente perguntávamos para as pessoas sobre algumas experiências da vida delas e qual a perspectiva que elas têm sobre o seu futuro.</text:span></text:p>
      <text:p text:style-name="P80"><text:span text:style-name="T81">Cada uma dessas ações tinha o mesmo objetivo em comum: abençoar as pessoas e mostrar que elas são importantes e que suas vidas têm um propósito.</text:span></text:p>
      <text:p text:style-name="P82"><text:span text:style-name="T83">Todas as vezes que fui para uma ação, eu tinha o objetivo de levar algo a essas pessoas, mas, no final, quem mais recebeu fui eu.</text:span></text:p>
      <text:p text:style-name="P84"><text:span text:style-name="T85">Conheci histórias incríveis, recebi sorrisos sinceros e estoureis um pouco da minha bolha, onde eu passo a enxergar mais que existem realidades muito diferentes da minha.</text:span></text:p>
      <text:p text:style-name="P86"><text:span text:style-name="T87">Existem pessoas que talvez não tiveram uma boa estrutura familiar, boas oportunidades de estudo, pessoas que as apoiassem, e por aí vai.</text:span></text:p>
      <text:p text:style-name="P88"><text:span text:style-name="T89">Existem pessoas que estão sem propósito porque nunca escutaram de ninguém que suas vidas tivessem significância, que nunca tiveram alguém que apontasse um caminho para elas e motivos pelos quais viver.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<text:span text:style-name="T106">Atualmente, devido ao imenso volume de informações que recebemos diariamente nas nossas mãos, muitas vezes nos perdemos em meio a tantas notificações e acabamos passando o dia apenas consumindo conteúdo, sem, de fato, absorvermos conhecimento.</text:span></text:p>
      <text:p text:style-name="P107"><text:span text:style-name="T108">Os adolescentes estão entre os grupos mais vulneráveis aos impactos das redes sociais. Nessa fase da vida, o cérebro ainda está em desenvolvimento, o que os torna mais suscetíveis a influências externas e à constante busca por aceitação.</text:span></text:p>
      <text:p text:style-name="P109"><text:span text:style-name="T110">Estudos apontam que adolescentes que passam mais de três horas por dia nas redes apresentam níveis significativamente maiores de ansiedade, depressão e baixa autoestima. Ou seja, ao invés de buscarem um conhecimento que os impulsione, uma grande parcela dessa geração vem sendo soterrada pela enxurrada de informações que recebe todos os dias — o que acaba gerando distúrbios psicológicos e sérios problemas com a autoimagem. Muitos já não sabem quem são, do que realmente gostam ou qual o propósito de suas vidas.</text:span></text:p>
      <text:p text:style-name="P111"><text:span text:style-name="T112">Segundo um levantamento do IBGE, o número de jovens nem-nem (que nem trabalham e nem estudam) tem crescido de forma alarmante. Mais de 22,3% da população entre 15 e 29 anos encontra-se nessa condição. E, entre esses jovens, quase metade afirma não exercer nenhuma dessas atividades simplesmente por não ter vontade de começar.</text:span></text:p>
      <text:p text:style-name="P113"><text:span text:style-name="T114">Estamos falando de pessoas sem propósito, que têm desperdiçado os melhores anos de suas vidas, e que, infelizmente, colherão no futuro os frutos amargos dessas escolhas. Hoje, muitos contam com o sustento de seus pais. Mas, com o passar do tempo e o natural enfraquecimento da força de trabalho dessas famílias, esses jovens — por não buscarem se capacitar — estarão ainda mais distantes do mercado de trabalho, o que tornará a conquista de boas oportunidades profissionais ainda mais difícil.</text:span></text:p>
      <text:p text:style-name="P115"><text:span text:style-name="T116">Quando saímos às ruas para conversar com as pessoas, percebemos que essa não é uma realidade distante, mas sim uma situação que nos cerca diariamente — e que, muitas vezes, passa despercebida por estarmos tão imersos em nossa própria rotina.</text:span></text:p>
      <text:p text:style-name="P117"><text:span text:style-name="T118">Falo por mim: muitas vezes estou na correria dos meus afazeres diários, cercada por pessoas que compartilham das mesmas preocupações que eu, e acabo quase que vendada para o mundo ao meu redor.</text:span></text:p>
      <text:p text:style-name="P119"><text:span text:style-name="T120">Mas, quando consigo sair desse modo automático e passo, de fato, a ouvir as pessoas com atenção, e a me interessar por aquilo que estamos trocando, percebo uma mudança gritante na forma como enxergo o mundo.</text:span></text:p>
      <text:p text:style-name="P121"/>
      <text:p text:style-name="P122"/>
      <text:p text:style-name="P123"><text:span text:style-name="T124">Quando eu saio para um evangelismo, tenho como objetivo levar novamente propósito para as pessoas e mostrar para elas que sempre haverá alguém que se importa com elas.</text:span></text:p>
      <text:p text:style-name="P125"><text:span text:style-name="T126">Muitas dessas pessoas são negligenciadas dentro das suas próprias casas, e ter alguém na rua que as relembre de que elas também são importantes pode fazer total diferença na vida de alguém.</text:span></text:p>
      <text:p text:style-name="P127"><text:span text:style-name="T128">No evangelismo, normalmente entregamos lanches às pessoas com algum docinho, às vezes um brindezinho (como gloss) ou, às vezes, só proporcionamos uma conversa leve e acolhedora.</text:span></text:p>
      <text:p text:style-name="P129"><text:span text:style-name="T130">Algumas das ações que já tivemos no evangelismo foram: entregar gloss para as mulheres, apenas como um gesto de mostrar que elas são bonitas e para relembrá-las de cuidarem de si mesmas, mesmo com a correria da rotina.</text:span></text:p>
      <text:p text:style-name="P131"><text:span text:style-name="T132">Tivemos ações como tirar fotos profissionais das famílias sem custo algum, e no final vinha uma pessoa fantasiada de Jesus no fundo das fotos. Trazíamos com isso a mensagem de que, por mais que não o vejamos, nas coisas mais simples do nosso dia a dia, Jesus está conosco.</text:span></text:p>
      <text:p text:style-name="P133"><text:span text:style-name="T134">Tivemos ações de entrega de lanches na rua com alguns doces, apenas para lembrar às pessoas que elas são importantes e que, de onde elas menos esperam, pode vir provisão para suas necessidades.</text:span></text:p>
      <text:p text:style-name="P135"><text:span text:style-name="T136">E, por último, tivemos ações em que simplesmente perguntávamos para as pessoas sobre algumas experiências da vida delas e qual a perspectiva que elas têm sobre o seu futuro.</text:span></text:p>
      <text:p text:style-name="P137"><text:span text:style-name="T138">Cada uma dessas ações tinha o mesmo objetivo em comum: abençoar as pessoas e mostrar que elas são importantes e que suas vidas têm um propósito.</text:span></text:p>
      <text:p text:style-name="P139"><text:span text:style-name="T140">Todas as vezes que fui para uma ação, eu tinha o objetivo de levar algo a essas pessoas, mas, no final, quem mais recebeu fui eu.</text:span></text:p>
      <text:p text:style-name="P141"><text:span text:style-name="T142">Conheci histórias incríveis, recebi sorrisos sinceros e estoureis um pouco da minha bolha, onde eu passei a enxergar que existem realidades muito diferentes da minha.</text:span></text:p>
      <text:p text:style-name="P143"><text:span text:style-name="T144">Existem pessoas que talvez não tiveram uma boa estrutura familiar, boas oportunidades de estudo, pessoas que as apoiassem, e por aí vai.</text:span></text:p>
      <text:p text:style-name="P145"><text:span text:style-name="T146">Existem pessoas que estão sem propósito porque nunca ouviram de ninguém que suas vidas tivessem significância, que nunca tiveram alguém que apontasse um caminho para elas e motivos pelos quais viver.</text:span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ILA VITÓRIA OSORIO SÁ .</meta:initial-creator>
    <dc:creator>CAMILA VITÓRIA OSORIO SÁ .</dc:creator>
    <meta:creation-date>2025-04-21T22:54:00Z</meta:creation-date>
    <dc:date>2025-04-21T22:54:00Z</dc:date>
    <meta:template xlink:href="Normal.dotm" xlink:type="simple"/>
    <meta:editing-cycles>1</meta:editing-cycles>
    <meta:editing-duration>PT0S</meta:editing-duration>
    <meta:document-statistic meta:page-count="1" meta:paragraph-count="24" meta:word-count="1920" meta:character-count="12264" meta:row-count="86" meta:non-whitespace-character-count="10368"/>
  </office:meta>
</office:document-meta>
</file>